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8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9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10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Verdana"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order-bottom="none" fo:border-left="0.0071in solid #000000" fo:border-right="none" fo:border-top="none"/>
      <style:text-properties style:font-name="Verdana" fo:font-size="12pt"/>
    </style:style>
    <style:style style:name="ce16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background-color="transparent" fo:wrap-option="wrap" fo:border-left="none" fo:border-right="none" fo:border-top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Verdana" fo:font-size="10pt"/>
    </style:style>
  </office:automatic-styles>
  <office:body>
    <office:spreadsheet>
      <table:table table:name="SQLight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ith Apache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 table:number-columns-repeated="2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QLight and guththil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guththil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6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guththila with Apache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/>
          <table:table-cell table:style-name="ce17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6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/>
          <table:table-cell table:style-name="ce16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6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QLight and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9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9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9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9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9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9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9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9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ache2 with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9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3">09/13/2007</text:date>, <text:time>11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09-13T11:58:17</dc:date>
    <dc:language>en-US</dc:language>
    <meta:editing-cycles>45</meta:editing-cycles>
    <meta:editing-duration>PT17H55M49S</meta:editing-duration>
    <meta:user-defined meta:name="Info 1"/>
    <meta:user-defined meta:name="Info 2"/>
    <meta:user-defined meta:name="Info 3"/>
    <meta:user-defined meta:name="Info 4"/>
    <meta:document-statistic meta:table-count="9" meta:cell-count="180"/>
  </office:meta>
</office:document-meta>
</file>